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 text:c="51"/>Claim No 1-188 (.10 No. Beneficiaries (2Hold)</text:p>
      <text:p text:style-name="Standard">SOUTH EAST U.P. POWER TRANSMISSION COMPANY LIMITED Shalimar Titanium, 4th Floor, Office No. 409 Vibhuti Khand, Gomti Nagar, Lucknow-226010, Uttar Pradesh CIN No.U40105UP2009PLC038216</text:p>
      <text:p text:style-name="Standard"><text:s text:c="127"/>Total</text:p>
      <text:p text:style-name="Standard"><text:s text:c="261"/>575 ₹ 37,433</text:p>
      <text:p text:style-name="Standard"><text:s text:c="41"/>28/10/25</text:p>
      <text:p text:style-name="Standard"><text:s text:c="27"/>Aush</text:p>
      <text:p text:style-name="Standard"/>
      <text:p text:style-name="Standard"><text:s text:c="15"/></text:p>
      <text:p text:style-name="Standard"><text:s text:c="16"/></text:p>
      <text:p text:style-name="Standard"><text:s text:c="23"/>DOR| <text:s/>SAP NO| <text:s/>POSTING DATE| <text:s/>UTR| <text:s/>PAYMENT DOC.| <text:s/>PAYMENT DATE| </text:p>
      <text:p text:style-name="Standard"><text:s text:c="3"/>19.09.2025| <text:s/>| <text:s/>| <text:s/>| <text:s/>| <text:s/>| <text:s/>| <text:s/>| <text:s/>:unselected:| </text:p>
      <text:p text:style-name="Standard"><text:s text:c="3"/>27/10/25| <text:s/>| <text:s/>| <text:s/>| <text:s/>Valuation of Crop Compensation| <text:s/>| <text:s/>| </text:p>
      <text:p text:style-name="Standard"><text:s text:c="3"/>Name of the Land owner| <text:s/>| <text:s/>DHARMENDRA SINGH| <text:s/>| <text:s/>| <text:s/>Original Notice| <text:s/>y| </text:p>
      <text:p text:style-name="Standard"><text:s text:c="3"/>Father Name of Owner| <text:s/>| <text:s/>MOTI LAL| <text:s/>| <text:s/>| <text:s/>| <text:s/>Bhulekh with Tehsildar /Lekhpal| <text:s/>y</text:p>
      <text:p text:style-name="Standard">:selected:| </text:p>
      <text:p text:style-name="Standard"><text:s text:c="3"/>Resident of Village| <text:s/>| <text:s/>BAROLA| <text:s/>| <text:s/>| <text:s/>| <text:s/>Adhar Card, Pan Card| <text:s/>Aadhar Card| </text:p>
      <text:p text:style-name="Standard"><text:s text:c="3"/>Tehsil| <text:s/>| <text:s/>MANJANPUR| <text:s/>| <text:s/>| <text:s/>| <text:s/>Gov. Approved Yield| <text:s/>y</text:p>
      <text:p text:style-name="Standard">:selected:| </text:p>
      <text:p text:style-name="Standard"><text:s text:c="3"/>District| <text:s/>| <text:s/>KAUSHMABI| <text:s/>| <text:s/>| <text:s/>| <text:s/>Gov. Approved Crop Rate| <text:s/>y</text:p>
      <text:p text:style-name="Standard">:selected:| </text:p>
      <text:p text:style-name="Standard"><text:s text:c="3"/>Line Name/Pkg.| <text:s/>| <text:s/>765 KV S/C MBT/L CKT-1| <text:s/>| <text:s/>| <text:s/>Drawing| <text:s/>y| </text:p>
      <text:p text:style-name="Standard"><text:s text:c="3"/>Location No.| <text:s/>| <text:s/>99B/4-100/0| <text:s/>SQA+0-SQC+0| <text:s/>7| <text:s/>| <text:s/>Evaluation Sheet Original| <text:s/>y</text:p>
      <text:p text:style-name="Standard">:selected:| </text:p>
      <text:p text:style-name="Standard"><text:s text:c="3"/>Beneficiary Name| <text:s/>| <text:s/>DHARMENDRA SINGH| <text:s/>| <text:s/>| <text:s/>Passbook or Cancelled Chq.| <text:s/>y</text:p>
      <text:p text:style-name="Standard">:selected:| </text:p>
      <text:p text:style-name="Standard"><text:s text:c="3"/>Beneficiary Account No.| <text:s/>| <text:s/>31156908333| <text:s/>| <text:s/>| <text:s/>| <text:s/>Vendor Registration Form| <text:s/>y| </text:p>
      <text:p text:style-name="Standard"><text:s text:c="3"/>IFSC Code| <text:s/>| <text:s/>SBIN0012495| <text:s/>| <text:s/>| <text:s/>| <text:s/>Summery Sheet| <text:s/>y</text:p>
      <text:p text:style-name="Standard">:selected:| </text:p>
      <text:p text:style-name="Standard"><text:s text:c="2"/></text:p>
      <text:p text:style-name="Standard"><text:s text:c="3"/>Crop Details</text:p>
      <text:p text:style-name="Standard">:unselected:| </text:p>
      <text:p text:style-name="Standard"><text:s text:c="3"/>Sr.No| <text:s/>Activity Performed| <text:s/>Type of Crop| <text:s/>Govt approved prevailing rates/ Qtl| <text:s/>Govt approved yield Qtl/ha| <text:s/>Total area (Sqm)| <text:s/>Total Amount (Rs)| </text:p>
      <text:p text:style-name="Standard"><text:s text:c="3"/>A| <text:s/>B| <text:s/>C| <text:s/>D| <text:s/>E| <text:s/>F| <text:s/>G=D"E"F/10000| </text:p>
      <text:p text:style-name="Standard"><text:s text:c="3"/>1| <text:s/>STRINGING| <text:s/>BRINJLE| <text:s/>2100| <text:s/>310| <text:s/>575| <text:s/>₹ 37,433| </text:p>
      <text:p text:style-name="Standard"><text:s text:c="3"/>2| <text:s/>| <text:s/>| <text:s/>| <text:s/>| <text:s/>| <text:s/>| </text:p>
      <text:p text:style-name="Standard"><text:s text:c="3"/>3| <text:s/>| <text:s/>| <text:s/>| <text:s/>| <text:s/>| <text:s/>| </text:p>
      <text:p text:style-name="Standard"><text:s text:c="3"/>4| <text:s/>| <text:s/>| <text:s/>| <text:s/>| <text:s/>| <text:s/>| </text:p>
      <text:p text:style-name="Standard"><text:s text:c="3"/>5| <text:s/>| <text:s/>| <text:s/>| <text:s/>| <text:s/>| <text:s/>| </text:p>
      <text:p text:style-name="Standard"><text:s text:c="3"/>6| <text:s/>| <text:s/>| <text:s/>| <text:s/>| <text:s/>| <text:s/>| </text:p>
      <text:p text:style-name="Standard"><text:s text:c="3"/>7| <text:s/>| <text:s/>| <text:s/>| <text:s/>| <text:s/>| <text:s/>| </text:p>
      <text:p text:style-name="Standard"><text:s text:c="3"/>8| <text:s/>| <text:s/>| <text:s/>| <text:s/>| <text:s/>| <text:s/>| </text:p>
      <text:p text:style-name="Standard"><text:s text:c="3"/>9| <text:s/>| <text:s/>| <text:s/>| <text:s/>| <text:s/>| <text:s/>| </text:p>
      <text:p text:style-name="Standard"><text:s text:c="3"/>10| <text:s/>| <text:s/>| <text:s/>| <text:s/>| <text:s/>| <text:s/>| </text:p>
      <text:p text:style-name="Standard"><text:s text:c="2"/></text:p>
      <text:p text:style-name="Standard"><text:s text:c="3"/>Abhishek Singh| <text:s/>Anurag Shukla| <text:s/>Rajnish Mishra| <text:s/>Sandeep Jain| <text:s/>Nita Jha| <text:s/>Sachin Mujumdar| </text:p>
      <text:p text:style-name="Standard"><text:s text:c="3"/>Prepared By| <text:s/>Checked By| <text:s/>Parked By| <text:s/>Passed By| <text:s/>Approved By| <text:s/>Approved By|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26T15:51:16.719392800</meta:creation-date>
    <dc:date>2025-11-26T15:51:34.001899500</dc:date>
    <meta:editing-duration>PT19S</meta:editing-duration>
    <meta:editing-cycles>1</meta:editing-cycles>
    <meta:document-statistic meta:table-count="0" meta:image-count="0" meta:object-count="0" meta:page-count="1" meta:paragraph-count="45" meta:word-count="317" meta:character-count="2487" meta:non-whitespace-character-count="1369"/>
    <meta:generator>LibreOffice/25.2.6.2$Windows_X86_64 LibreOffice_project/729c5bfe710f5eb71ed3bbde9e06a6065e9c6c5d</meta:generator>
  </office:meta>
</office:document-meta>
</file>